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018cm" svg:stroke-color="#000000" draw:marker-start-width="0.005cm" draw:marker-end-width="0.005cm" draw:stroke-linejoin="miter" draw:fill="solid" draw:fill-color="#ffffff" fo:padding-top="0.134cm" fo:padding-bottom="0.134cm" fo:padding-left="0.259cm" fo:padding-right="0.259cm"/>
    </style:style>
    <style:style style:name="gr2" style:family="graphic" style:parent-style-name="standard">
      <style:graphic-properties draw:stroke="solid" svg:stroke-width="0.018cm" svg:stroke-color="#000000" draw:marker-start-width="0.016cm" draw:marker-end-width="0.016cm" draw:stroke-linejoin="miter" draw:fill="solid" draw:fill-color="#ffffff" fo:padding-top="0.134cm" fo:padding-bottom="0.134cm" fo:padding-left="0.259cm" fo:padding-right="0.259cm"/>
    </style:style>
    <style:style style:name="gr3" style:family="graphic" style:parent-style-name="standard">
      <style:graphic-properties draw:stroke="solid" svg:stroke-width="0.018cm" svg:stroke-color="#000000" draw:marker-start-width="0cm" draw:marker-end-width="0cm" draw:stroke-linejoin="miter" draw:fill="solid" draw:fill-color="#ffffff" fo:padding-top="0.134cm" fo:padding-bottom="0.134cm" fo:padding-left="0.259cm" fo:padding-right="0.259cm"/>
    </style:style>
    <style:style style:name="gr4" style:family="graphic" style:parent-style-name="standard">
      <style:graphic-properties draw:stroke="solid" svg:stroke-width="0.018cm" svg:stroke-color="#ffffff" draw:marker-start-width="0cm" draw:marker-end-width="0cm" draw:stroke-linejoin="miter" draw:fill="solid" draw:fill-color="#ffffff" fo:padding-top="0.134cm" fo:padding-bottom="0.134cm" fo:padding-left="0.259cm" fo:padding-right="0.259cm"/>
    </style:style>
    <style:style style:name="gr5" style:family="graphic" style:parent-style-name="standard">
      <style:graphic-properties draw:stroke="solid" svg:stroke-width="0.121cm" svg:stroke-color="#000000" draw:stroke-linejoin="miter" draw:fill="solid" draw:fill-color="#ffffff" fo:padding-top="0.185cm" fo:padding-bottom="0.185cm" fo:padding-left="0.31cm" fo:padding-right="0.31cm"/>
    </style:style>
    <style:style style:name="gr6" style:family="graphic" style:parent-style-name="standard">
      <style:graphic-properties draw:stroke="solid" svg:stroke-width="0.676cm" svg:stroke-color="#000000" draw:stroke-linejoin="miter" draw:fill="solid" draw:fill-color="#ff0000" fo:padding-top="0.463cm" fo:padding-bottom="0.463cm" fo:padding-left="0.588cm" fo:padding-right="0.588cm"/>
    </style:style>
    <style:style style:name="gr7" style:family="graphic" style:parent-style-name="standard">
      <style:graphic-properties draw:stroke="solid" svg:stroke-width="0.27cm" svg:stroke-color="#ffffff" draw:stroke-linejoin="miter" draw:fill="solid" draw:fill-color="#ff0000" fo:padding-top="0.26cm" fo:padding-bottom="0.26cm" fo:padding-left="0.385cm" fo:padding-right="0.385cm"/>
    </style:style>
    <style:style style:name="gr8" style:family="graphic" style:parent-style-name="standard">
      <style:graphic-properties draw:stroke="none" svg:stroke-width="0.027cm" draw:stroke-linejoin="miter" draw:fill="solid" draw:fill-color="#ffffff"/>
    </style:style>
    <style:style style:name="P1" style:family="paragraph">
      <loext:graphic-properties draw:fill="solid" draw:fill-color="#ffffff"/>
    </style:style>
    <style:style style:name="P2" style:family="paragraph">
      <loext:graphic-properties draw:fill="solid" draw:fill-color="#ff0000"/>
    </style:style>
  </office:automatic-styles>
  <office:body>
    <office:drawing>
      <draw:page draw:name="page1" draw:style-name="dp1" draw:master-page-name="Default">
        <draw:polygon draw:style-name="gr1" draw:text-style-name="P1" draw:layer="layout" svg:width="13.139cm" svg:height="15.573cm" svg:x="0.174cm" svg:y="0.178cm" svg:viewBox="0 0 13140 15574" draw:points="13129,9901 6559,15574 0,9882 11,2302 6581,0 13140,2321">
          <text:p/>
        </draw:polygon>
        <draw:polygon draw:style-name="gr2" draw:text-style-name="P1" draw:layer="layout" svg:width="12.594cm" svg:height="14.863cm" svg:x="0.434cm" svg:y="0.523cm" svg:viewBox="0 0 12595 14864" draw:points="12585,9449 6287,14864 0,9431 10,2197 6308,0 12595,2215">
          <text:p/>
        </draw:polygon>
        <draw:polygon draw:style-name="gr3" draw:text-style-name="P1" draw:layer="layout" svg:width="1.213cm" svg:height="5.673cm" svg:x="2.478cm" svg:y="10.853cm" svg:viewBox="0 0 1214 5674" draw:points="0,0 1214,0 1214,5674 0,5674">
          <text:p/>
        </draw:polygon>
        <draw:polygon draw:style-name="gr3" draw:text-style-name="P1" draw:layer="layout" svg:width="1.213cm" svg:height="5.673cm" svg:x="4.909cm" svg:y="10.853cm" svg:viewBox="0 0 1214 5674" draw:points="0,0 1214,0 1214,5674 0,5674">
          <text:p/>
        </draw:polygon>
        <draw:polygon draw:style-name="gr3" draw:text-style-name="P1" draw:layer="layout" svg:width="1.213cm" svg:height="5.673cm" svg:x="7.339cm" svg:y="10.853cm" svg:viewBox="0 0 1214 5674" draw:points="0,0 1214,0 1214,5674 0,5674">
          <text:p/>
        </draw:polygon>
        <draw:polygon draw:style-name="gr3" draw:text-style-name="P1" draw:layer="layout" svg:width="1.213cm" svg:height="5.673cm" svg:x="9.77cm" svg:y="10.853cm" svg:viewBox="0 0 1214 5674" draw:points="0,0 1214,0 1214,5674 0,5674">
          <text:p/>
        </draw:polygon>
        <draw:path draw:style-name="gr3" draw:text-style-name="P1" draw:layer="layout" svg:width="3.046cm" svg:height="1.102cm" svg:x="5.244cm" svg:y="0.624cm" svg:viewBox="0 0 3047 1103" svg:d="M1632 16l1370 496c60 22 60 57 0 79l-1370 496c-60 22-157 22-217 0l-1370-496c-60-22-60-57 0-79l1370-496c60-21 157-21 217 0z">
          <text:p/>
        </draw:path>
        <draw:path draw:style-name="gr3" draw:text-style-name="P1" draw:layer="layout" svg:width="3.046cm" svg:height="1.102cm" svg:x="7.415cm" svg:y="1.41cm" svg:viewBox="0 0 3047 1103" svg:d="M1632 16l1370 496c60 22 60 57 0 79l-1370 496c-60 22-157 22-217 0l-1370-496c-60-22-60-57 0-79l1370-496c60-21 157-21 217 0z">
          <text:p/>
        </draw:path>
        <draw:path draw:style-name="gr3" draw:text-style-name="P1" draw:layer="layout" svg:width="3.046cm" svg:height="1.102cm" svg:x="9.586cm" svg:y="2.196cm" svg:viewBox="0 0 3047 1103" svg:d="M1632 16l1370 496c60 22 60 57 0 79l-1370 496c-60 22-157 22-217 0l-1370-496c-60-22-60-57 0-79l1370-496c60-21 157-21 217 0z">
          <text:p/>
        </draw:path>
        <draw:path draw:style-name="gr3" draw:text-style-name="P1" draw:layer="layout" svg:width="3.046cm" svg:height="1.102cm" svg:x="3.073cm" svg:y="1.41cm" svg:viewBox="0 0 3047 1103" svg:d="M1632 16l1370 496c60 22 60 57 0 79l-1370 496c-60 22-157 22-217 0l-1370-496c-60-22-60-57 0-79l1370-496c60-21 157-21 217 0z">
          <text:p/>
        </draw:path>
        <draw:path draw:style-name="gr3" draw:text-style-name="P1" draw:layer="layout" svg:width="3.046cm" svg:height="1.102cm" svg:x="5.244cm" svg:y="2.196cm" svg:viewBox="0 0 3047 1103" svg:d="M1632 16l1370 496c60 22 60 57 0 79l-1370 496c-60 22-157 22-217 0l-1370-496c-60-22-60-57 0-79l1370-496c60-21 157-21 217 0z">
          <text:p/>
        </draw:path>
        <draw:path draw:style-name="gr4" draw:text-style-name="P1" draw:layer="layout" svg:width="3.046cm" svg:height="1.102cm" svg:x="0.902cm" svg:y="2.196cm" svg:viewBox="0 0 3047 1103" svg:d="M1632 16l1370 496c60 22 60 57 0 79l-1370 496c-60 22-157 22-217 0l-1370-496c-60-22-60-57 0-79l1370-496c60-21 157-21 217 0z">
          <text:p/>
        </draw:path>
        <draw:path draw:style-name="gr5" draw:text-style-name="P1" draw:layer="layout" svg:width="1.734cm" svg:height="1.639cm" svg:x="1.067cm" svg:y="3.611cm" svg:viewBox="0 0 1735 1640" svg:d="M1185 1024v229c0 114-116 156-302 156-185 0-301-42-301-156v-866c0-114 116-158 301-158 186 0 302 44 302 158v172h550v-156c0-256-296-403-867-403-572 0-868 147-868 403v834c0 256 296 403 868 403 571 0 867-147 867-403v-213z">
          <text:p/>
        </draw:path>
        <draw:path draw:style-name="gr5" draw:text-style-name="P1" draw:layer="layout" svg:width="1.734cm" svg:height="1.623cm" svg:x="3.144cm" svg:y="3.629cm" svg:viewBox="0 0 1735 1624" svg:d="M0 0v1221c0 256 296 403 868 403 571 0 867-147 867-403v-1221h-550v1237c0 114-116 156-302 156-185 0-301-42-301-156v-1237z">
          <text:p/>
        </draw:path>
        <draw:path draw:style-name="gr5" draw:text-style-name="P1" draw:layer="layout" svg:width="1.798cm" svg:height="1.602cm" svg:x="5.289cm" svg:y="3.629cm" svg:viewBox="0 0 1799 1603" svg:d="M878 0h-878v1603h915c582 0 884-132 884-380v-130c0-170-122-291-434-344 259-53 375-158 375-323v-57c0-248-259-369-862-369zM841 882c265 0 376 46 376 195v139c0 119-106 158-302 158h-333v-492zM862 229c207 0 297 50 297 165v89c0 129-133 170-350 170h-227v-424z">
          <text:p/>
        </draw:path>
        <draw:polygon draw:style-name="gr5" draw:text-style-name="P1" draw:layer="layout" svg:width="0.582cm" svg:height="1.602cm" svg:x="7.448cm" svg:y="3.629cm" svg:viewBox="0 0 583 1603" draw:points="0,1603 583,1603 583,0 0,0">
          <text:p/>
        </draw:polygon>
        <draw:polygon draw:style-name="gr5" draw:text-style-name="P1" draw:layer="layout" svg:width="1.845cm" svg:height="1.602cm" svg:x="8.456cm" svg:y="3.629cm" svg:viewBox="0 0 1846 1603" draw:points="1248,1603 1846,1603 1846,0 1328,0 1328,960 730,0 0,0 0,1603 524,1603 524,442">
          <text:p/>
        </draw:polygon>
        <draw:path draw:style-name="gr5" draw:text-style-name="P1" draw:layer="layout" svg:width="1.734cm" svg:height="1.639cm" svg:x="10.686cm" svg:y="3.611cm" svg:viewBox="0 0 1735 1640" svg:d="M921 957h264v296c0 114-116 156-302 156-185 0-301-42-301-156v-866c0-114 116-158 301-158 186 0 302 44 302 158v172h550v-156c0-256-296-403-867-403-572 0-868 147-868 403v834c0 256 296 403 868 403 571 0 867-147 867-403v-509h-814z">
          <text:p/>
        </draw:path>
        <draw:path draw:style-name="gr6" draw:text-style-name="P2" draw:layer="layout" svg:width="3.421cm" svg:height="4.411cm" svg:x="4.896cm" svg:y="5.952cm" svg:viewBox="0 0 3422 4412" svg:d="M1420 1332c0 57 28 102 85 135 58 34 133 64 226 90 95 25 202 49 323 74 120 25 242 57 366 95 125 37 248 86 368 146 120 58 227 135 320 230 94 93 170 209 226 346 59 137 88 303 88 497 0 139-4 272-11 399s-28 245-60 354c-33 108-84 206-153 294s-167 164-292 227c-124 62-281 110-470 143s-421 50-694 50c-242 0-454-12-636-37-180-23-335-59-464-108-130-50-236-112-320-188-82-77-147-168-196-272-48-104-80-223-99-357-18-134-27-283-27-447h1420v685h645v-783c0-51-30-93-88-127-56-33-132-63-227-89-92-29-199-56-319-82-120-27-243-59-369-96-124-37-245-81-366-134-120-53-227-118-322-196-93-79-168-174-227-283-56-111-84-243-84-396 0-191 10-360 30-508 20-150 54-280 104-391 49-111 115-205 199-280 84-78 188-141 314-188 127-48 278-82 451-103 174-21 377-32 609-32 331 0 603 21 816 63 215 43 384 113 508 212s209 228 257 389c47 160 71 356 71 589h-1357v-529h-645z">
          <text:p/>
        </draw:path>
        <draw:path draw:style-name="gr6" draw:text-style-name="P2" draw:layer="layout" svg:width="2.923cm" svg:height="3.759cm" svg:x="1.329cm" svg:y="6.009cm" svg:viewBox="0 0 2924 3760" svg:d="M1181 3125h561v-3125h1182v2817c0 61-4 127-12 197-8 71-28 142-60 212-31 69-79 136-142 200-64 65-150 122-259 171-110 49-246 88-409 117-163 31-361 46-594 46-230 0-426-15-588-46-161-29-296-68-404-117-106-49-190-106-252-171-60-64-106-131-137-200-31-70-50-141-57-212-7-70-10-136-10-197v-2817h1181z">
          <text:p/>
        </draw:path>
        <draw:path draw:style-name="gr6" draw:text-style-name="P2" draw:layer="layout" svg:width="3.255cm" svg:height="3.669cm" svg:x="8.845cm" svg:y="6.009cm" svg:viewBox="0 0 3256 3670" svg:d="M1322 2766l-98 904h-1224l609-3670h2039l608 3670h-1228l-93-904zM1383 2354h490l-247-1816z">
          <text:p/>
        </draw:path>
        <draw:path draw:style-name="gr7" draw:text-style-name="P2" draw:layer="layout" svg:width="3.421cm" svg:height="4.411cm" svg:x="4.896cm" svg:y="5.952cm" svg:viewBox="0 0 3422 4412" svg:d="M1420 1332c0 57 28 102 85 135 58 34 133 64 226 90 95 25 202 49 323 74 120 25 242 57 366 95 125 37 248 86 368 146 120 58 227 135 320 230 94 93 170 209 226 346 59 137 88 303 88 497 0 139-4 272-11 399s-28 245-60 354c-33 108-84 206-153 294s-167 164-292 227c-124 62-281 110-470 143s-421 50-694 50c-242 0-454-12-636-37-180-23-335-59-464-108-130-50-236-112-320-188-82-77-147-168-196-272-48-104-80-223-99-357-18-134-27-283-27-447h1420v685h645v-783c0-51-30-93-88-127-56-33-132-63-227-89-92-29-199-56-319-82-120-27-243-59-369-96-124-37-245-81-366-134-120-53-227-118-322-196-93-79-168-174-227-283-56-111-84-243-84-396 0-191 10-360 30-508 20-150 54-280 104-391 49-111 115-205 199-280 84-78 188-141 314-188 127-48 278-82 451-103 174-21 377-32 609-32 331 0 603 21 816 63 215 43 384 113 508 212s209 228 257 389c47 160 71 356 71 589h-1357v-529h-645z">
          <text:p/>
        </draw:path>
        <draw:path draw:style-name="gr7" draw:text-style-name="P2" draw:layer="layout" svg:width="2.923cm" svg:height="3.759cm" svg:x="1.329cm" svg:y="6.009cm" svg:viewBox="0 0 2924 3760" svg:d="M1181 3125h561v-3125h1182v2817c0 61-4 127-12 197-8 71-28 142-60 212-31 69-79 136-142 200-64 65-150 122-259 171-110 49-246 88-409 117-163 31-361 46-594 46-230 0-426-15-588-46-161-29-296-68-404-117-106-49-190-106-252-171-60-64-106-131-137-200-31-70-50-141-57-212-7-70-10-136-10-197v-2817h1181z">
          <text:p/>
        </draw:path>
        <draw:path draw:style-name="gr7" draw:text-style-name="P2" draw:layer="layout" svg:width="3.255cm" svg:height="3.669cm" svg:x="8.845cm" svg:y="6.009cm" svg:viewBox="0 0 3256 3670" svg:d="M1322 2766l-98 904h-1224l609-3670h2039l608 3670h-1228l-93-904zM1383 2354h490l-247-1816z">
          <text:p/>
        </draw:path>
        <draw:path draw:style-name="gr8" draw:text-style-name="P1" draw:layer="layout" svg:width="3.421cm" svg:height="4.411cm" svg:x="4.896cm" svg:y="5.952cm" svg:viewBox="0 0 3422 4412" svg:d="M1420 1332c0 57 28 102 85 135 58 34 133 64 226 90 95 25 202 49 323 74 120 25 242 57 366 95 125 37 248 86 368 146 120 58 227 135 320 230 94 93 170 209 226 346 59 137 88 303 88 497 0 139-4 272-11 399s-28 245-60 354c-33 108-84 206-153 294s-167 164-292 227c-124 62-281 110-470 143s-421 50-694 50c-242 0-454-12-636-37-180-23-335-59-464-108-130-50-236-112-320-188-82-77-147-168-196-272-48-104-80-223-99-357-18-134-27-283-27-447h1420v685h645v-783c0-51-30-93-88-127-56-33-132-63-227-89-92-29-199-56-319-82-120-27-243-59-369-96-124-37-245-81-366-134-120-53-227-118-322-196-93-79-168-174-227-283-56-111-84-243-84-396 0-191 10-360 30-508 20-150 54-280 104-391 49-111 115-205 199-280 84-78 188-141 314-188 127-48 278-82 451-103 174-21 377-32 609-32 331 0 603 21 816 63 215 43 384 113 508 212s209 228 257 389c47 160 71 356 71 589h-1357v-529h-645z">
          <text:p/>
        </draw:path>
        <draw:path draw:style-name="gr8" draw:text-style-name="P1" draw:layer="layout" svg:width="2.923cm" svg:height="3.759cm" svg:x="1.329cm" svg:y="6.009cm" svg:viewBox="0 0 2924 3760" svg:d="M1181 3125h561v-3125h1182v2817c0 61-4 127-12 197-8 71-28 142-60 212-31 69-79 136-142 200-64 65-150 122-259 171-110 49-246 88-409 117-163 31-361 46-594 46-230 0-426-15-588-46-161-29-296-68-404-117-106-49-190-106-252-171-60-64-106-131-137-200-31-70-50-141-57-212-7-70-10-136-10-197v-2817h1181z">
          <text:p/>
        </draw:path>
        <draw:path draw:style-name="gr8" draw:text-style-name="P1" draw:layer="layout" svg:width="3.255cm" svg:height="3.669cm" svg:x="8.845cm" svg:y="6.009cm" svg:viewBox="0 0 3256 3670" svg:d="M1322 2766l-98 904h-1224l609-3670h2039l608 3670h-1228l-93-904zM1383 2354h490l-247-1816z">
          <text:p/>
        </draw:path>
        <draw:path draw:style-name="gr3" draw:text-style-name="P1" draw:layer="layout" svg:width="3.046cm" svg:height="1.102cm" svg:x="0.902cm" svg:y="2.197cm" svg:viewBox="0 0 3047 1103" svg:d="M1632 16l1370 496c60 22 60 57 0 79l-1370 496c-60 22-157 22-217 0l-1370-496c-60-22-60-57 0-79l1370-496c60-21 157-21 217 0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3.487cm" fo:page-height="15.9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4-14T21:01:01.349190629</dc:date>
    <meta:editing-duration>PT4M39S</meta:editing-duration>
    <meta:editing-cycles>1</meta:editing-cycles>
    <meta:document-statistic meta:object-count="28"/>
    <meta:generator>LibreOffice/5.1.6.2$Linux_X86_64 LibreOffice_project/10m0$Build-2</meta:generator>
  </office:meta>
</office:document-meta>
</file>